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9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0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1890</text:p>
      <text:p text:style-name="P6">Month<text:tab/><text:tab/><text:tab/><text:tab/><text:tab/><text:tab/>December</text:p>
      <text:p text:style-name="P6">Year<text:tab/><text:tab/><text:tab/><text:tab/><text:tab/><text:tab/>1890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Kaddish.; Jewish mourning custom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3">S. MORAIS,/</text:p>
      <text:p text:style-name="P3">546 N. Fifth St./</text:p>
      <text:p text:style-name="P4">Philadelphia,/</text:p>
      <text:p text:style-name="P3"/>
      <text:p text:style-name="P3">[Front Cover]</text:p>
      <text:p text:style-name="P4">Dec(/)90/</text:p>
      <text:p text:style-name="P2">On the Kaddish/</text:p>
      <text:p text:style-name="P2"/>
      <text:p text:style-name="P3">[Page 1]</text:p>
      <text:p text:style-name="P3">Brethren,/</text:p>
      <text:p text:style-name="P3">A paper war is being waged by three parties, orthodox/ reformed and radicals. <text:s/>The cause of the contest is such/ as to excite curiosity. <text:s/>A western institution which has/ assumed the title of "Union College", wishing to increase/ its revenue, or any large gift by members of a bereaved/ Jewish family, will ensure the dead a <text:span text:style-name="T2">Kaddish</text:span><text:span text:style-name="T3"> at each/ anniversary of their departure from earth. <text:s/>A Hebrew/ weekly </text:span><text:span text:style-name="T4">at</text:span><text:span text:style-name="T6"> in New York, hostile to the president of that/ college, condemns the plan as hypocritical, as encou-/-raging the false belief that the Kaddish possesses the/ power to blot out sin and compel the allotment of a/ position in the world to come. <text:s/>That N. Y. periodical/ attacks severely, but not unjustly, a leader who has taught/ by precept and example the abandonment of many a/ Jewish law, but who, for interested motives, ascribes the/ highest importance to a matter of </text:span><text:span text:style-name="T4">small</text:span><text:span text:style-name="T6"> light significance,/ when compared with Mosaic commandments and oral/ precepts most venerable </text:span><text:span text:style-name="T4">with age</text:span><text:span text:style-name="T6"> and holy./</text:span></text:p>
      <text:p text:style-name="P3"><text:soft-page-break/><text:span text:style-name="T6"/></text:p>
      <text:p text:style-name="P3"><text:span text:style-name="T6">[Page 2]</text:span></text:p>
      <text:p text:style-name="P3"><text:span text:style-name="T6">That paper calls upon the head of the Western in-/-stitution to raise Rabbis who will revere the Sabbath/ and Festivals as prescribed by prophets and sages, to respect the dietary laws, propagate/ the knowledge of the language of the Bible and of/ our literature, </text:span><text:span text:style-name="T4">and</text:span><text:span text:style-name="T6"> keep the synagogue unadulterated, and not lay so much stress on that which is evidently/ a means to selfish ends. <text:s/>This </text:span><text:span text:style-name="T4">reasoning</text:span><text:span text:style-name="T6"> appeal, which/I consider </text:span><text:span text:style-name="T4">sound</text:span><text:span text:style-name="T6"> well founded, and which I would decidedly ap-/-prove of were it free from caustic remarks, is/ opposed by Reform, mainly represented by the disciples/ of the Chief of the Union College. <text:s/>Men who/ have not scrupled to alter and to curtail and </text:span><text:span text:style-name="T4">to</text:span><text:span text:style-name="T6"> totally/ to abolish prayers that date as far back as the days/ of Ezra and his illustrious synod, are tenacious </text:span><text:span text:style-name="T4">about</text:span><text:span text:style-name="T6">/ about the retention of the Kaddish, not that which/ the minister reads and which precedes or follows cer-/-tain parts of the ritual, but that which cus-/-tom has assigned to mourners. <text:s/>Preachers of/ the new school--and I will not deny then the virtue of sincerity--, argue in its favor, on the ground of/ filial dutifulness. <text:s/>In their minds the child who/ praises God at a Sanctuary in honor of his deceased parents,/ has a claim to the name of good Israelite./</text:span></text:p>
      <text:p text:style-name="P3"><text:span text:style-name="T6"/></text:p>
      <text:p text:style-name="P3"><text:span text:style-name="T6">[Page 3]</text:span></text:p>
      <text:p text:style-name="P3"><text:span text:style-name="T6">He may break many of the Sinaic </text:span><text:span text:style-name="T4">precepts</text:span><text:span text:style-name="T6"> ordinances; still/ his keeping intact the fifth injunction of the Decalogue, is/ a soul redeeming quality. <text:s/>I myself might concede/ a vast deal on that score, if the rehearsal of the/ Kaddish were in all reality indicative of a filial love and/ veneration, which the grave has not buried away, but which/ survive</text:span><text:span text:style-name="T4">s</text:span><text:span text:style-name="T6"> the dear objects entombed. <text:s/>For the associate/ the memory of those who gave us existence on earth</text:span><text:span text:style-name="T4">,</text:span><text:span text:style-name="T6">/ with the Dweller in heaven, from whom whatever/ ennobles our nature emanates, is a glorious thought,/ but I am not prepared to so interpret the reciting of the Kaddish by </text:span><text:span text:style-name="T4">reformers</text:span><text:span text:style-name="T6"> otherwise non confor/mists./</text:span></text:p>
      <text:p text:style-name="P3"><text:span text:style-name="T6"><text:tab/>Radicalism, widely at variance with Orthodoxy/ and Reform, is uncompromising. <text:s/>It frowns upon a/ usage which it declares anti-Judaic, asserting that/ it was borrowed from Spanish Catholicism; that it sa-/-vors therefore of the mass which pretends to deliver/ transgressors from purgatory; that it is a rank/ superstition, calculated to deform the worship. <text:s/>Radic-/-als insist upon the performance of good works, as/ tokens of imperishable affection to the dead./</text:span></text:p>
      <text:p text:style-name="P3"><text:span text:style-name="T6"/></text:p>
      <text:p text:style-name="P3"><text:span text:style-name="T6">[Page 4]</text:span></text:p>
      <text:p text:style-name="P3"><text:span text:style-name="T6">Thus, the endowing of free beds at hospitals; for sick in reduced circumstances, of/ scholarships at universities for orphans, the liberal con-/-tributing to widows homes, is deemed the </text:span><text:span text:style-name="T4">only</text:span><text:span text:style-name="T6"> sole efficacious method/ to prove one's </text:span><text:span text:style-name="T4">lovely deep rooted</text:span><text:span text:style-name="T6"> lovely remembrance of those who/ were called hence to the world of spirits. <text:s/>The/ Kaddish, say our Radicals, is a cheap payment/ for the pains and cares and deep concerns of a fa-/-ther or mother. <text:s/>The will have none of it. <text:s/>The/ Divine service </text:span><text:span text:style-name="T4">which they</text:span><text:span text:style-name="T6"> offered in their temples, must/ not be shamed by such a travesty of religion. <text:s/>I dis-/-agree with the ideas held by the adherents of a school/ iconoclastic; a school matchlessly successful in/ tearing down, but leaving the open spots bare, with-/-out supplying a finer or more solid stone to replace/ what was wantonly pulled down./</text:span></text:p>
      <text:p text:style-name="P3"><text:span text:style-name="T6">But since we are engaged on the subject, let us un-/derstand it clearly. <text:s/>All are perfectly aware of the/ fact taht the Kaddish has not a Biblical origin,/ nor a Talmudical either, </text:span><text:span text:style-name="T4">in connection with</text:span><text:span text:style-name="T6"> as far as it </text:span><text:span text:style-name="T4">concerns</text:span><text:span text:style-name="T6"> regards the mourn-/-ers. <text:s/>The Sages of our people in their figurative lan-/-guage write that when Israelites enter Synagogues and/ colleges, and cry out "May the great name of God be blessed,"/</text:span></text:p>
      <text:p text:style-name="P3"><text:span text:style-name="T6"/></text:p>
      <text:p text:style-name="P3"><text:span text:style-name="T6">[Page 5]</text:span></text:p>
      <text:p text:style-name="P3"><text:span text:style-name="T6">the Almighty approvingly responds "Happy the/ King who is so extolled in His own house" [Hebrew]/ [Hebrew] <text:s/>No special reference/ is here made to the bereaved, but Israelites in gene-/-ral are mentioned. <text:s/>[Hebrew]/ Again: From some Talmudical passages, we might be justi-/-fied in inferring that the </text:span><text:soft-page-break/><text:span text:style-name="T6">Kaddish was first composed/ in Hebrew, and that it was translated into Aramaic,/ to enable persons who </text:span><text:span text:style-name="T4">came to listen to</text:span><text:span text:style-name="T6"> attended the lecture--/which invariably concluded with the Kaddish--to join/ in it in their own vernacular. <text:s/>Whether it is so, or/ not, the formula handed down is chiefly Aramaic,/ to which in later ages, the Sephardim made arbitrary/ additions towards the end, in Hebrew. <text:s/>The attempt/ to reproduce it altogether in Hebrew, was </text:span><text:span text:style-name="T4">incorrectly</text:span><text:span text:style-name="T6"> made/--but not correctly--</text:span><text:span text:style-name="T4">fity</text:span><text:span text:style-name="T6"> fifty years ago in London by the compiler of the/ liturgy, used in the Synagogue of self-styled "British/ Jews". <text:s/>America, which is the land of surprises,/ has found some who proposed to have a version/ in English. <text:s/>In point of fact, since the abolition of/ the ritual in the language transmitted by the fathers/ is </text:span><text:span text:style-name="T4">strongly</text:span><text:span text:style-name="T6"> urgently advocated, and each Minister, or Rabbi, assumes/</text:span></text:p>
      <text:p text:style-name="P3"><text:span text:style-name="T6"/></text:p>
      <text:p text:style-name="P3"><text:span text:style-name="T6">[Page 6]</text:span></text:p>
      <text:p text:style-name="P3"><text:span text:style-name="T6">the authority to exchange Davidic </text:span><text:span text:style-name="T4">hymns</text:span><text:span text:style-name="T6"> </text:span><text:span text:style-name="T4">odes</text:span><text:span text:style-name="T6"> psalms for church/ hymns or doggerel songs--foreign altogether to the synagogue/ the Kaddish, if retained, might as well be </text:span><text:span text:style-name="T4">read</text:span><text:span text:style-name="T6"> rendered in/ the tongue best understood. <text:s/>It is scarcely/ needful that I should express my own views. <text:s/>By/ nature and education I am conservative. <text:s/>I hold </text:span><text:span text:style-name="T4">the</text:span><text:span text:style-name="T6">/ our history enshrined on my heart of hearts. <text:s/>What/ gave our ancestors comfort, I strongly incline to preserve </text:span><text:span text:style-name="T4">intact</text:span><text:span text:style-name="T6">/ as a bridge connecting the eventful past with the/ present. <text:s/>But I object to a perfunctory dis-/-charge of sacred duties, just as I shrink from the/ thought of making a religious practice the me-/-dium for disingenuously improving the finances of/ congregations, or schools. <text:s/>The Kaddish,/ which, till the present century, when a change was/ largely adopted in Germany and America, had not/ the least reference </text:span><text:span text:style-name="T4">whatever</text:span><text:span text:style-name="T6"> to the dead, is a sublime confes-/-sion of our recognition of God's creative powers and/ sovereignty. <text:s/>As an invocation to the Deity,/ and a petition for the blessing of peace, it is very/ comprehensive. <text:s/>Appropriately therefore do Israelites,/ who have been deprived of loved objects, recite it./</text:span></text:p>
      <text:p text:style-name="P3"><text:span text:style-name="T6"/></text:p>
      <text:p text:style-name="P3"><text:span text:style-name="T6">[Page 7]</text:span></text:p>
      <text:p text:style-name="P3"><text:span text:style-name="T6">Let the origin of that usage be Rabbinical, or Kab-/-balistical as some contend, it </text:span><text:span text:style-name="T4">becomes</text:span><text:span text:style-name="T6"> behooves the sorrow strick-/-en </text:span><text:span text:style-name="T4">to publicly</text:span><text:span text:style-name="T6"> tacitly to acknowledge that a celestial Parent/ who brought all into existence and preserves all,/ can give the</text:span><text:span text:style-name="T4">m</text:span><text:span text:style-name="T6"> afflicted solace and consolation. <text:s/>No/ Catholic mass indeed for the spiritual relief of the/ departed is the Kaddish. <text:s/>Nay, even the </text:span><text:span text:style-name="T7">Kashcabah</text:span><text:span text:style-name="T6">/ or </text:span><text:span text:style-name="T5">Mazkin</text:span><text:span text:style-name="T7"> Hazkareth Neshamoth</text:span><text:span text:style-name="T6">, is simply a prayer to the/ Almighty for the happiness of our dear ones, in an ethe-/-real </text:span><text:span text:style-name="T4">association of</text:span><text:span text:style-name="T6"> companionship with the pure and pious. <text:s/>[Hebrew] <text:s/>Still, how/ often have I not been grieved to the core by the/ irreverence of the living, who fancied to do the dead/ reverence. <text:s/>What a sad spectacle!, </text:span><text:span text:style-name="T4">That of</text:span><text:span text:style-name="T6"> men re-/-hearsing hurriedly, unintelligently and unintelligible,/ the Kaddish, and then rush immediately off to the desecration of/ the Sabbath-day. <text:s/>What an egregious error!, </text:span><text:span text:style-name="T4">That of</text:span><text:span text:style-name="T6">/ children who imagine they can afford their deceased/ parents pleasure by a repetition of certain words, </text:span><text:span text:style-name="T4">and</text:span><text:span text:style-name="T6"> but/ who dishonor their memory by a conduct unbecoming the/ spot, where the Shekinah dwells. <text:s/>In truth, were/ it not that my complaints might sound like egotism/ or undue self-appreciation, I would speak at length/</text:span></text:p>
      <text:p text:style-name="P3"><text:span text:style-name="T6"/></text:p>
      <text:p text:style-name="P3"><text:span text:style-name="T6">[Page 8]</text:span></text:p>
      <text:p text:style-name="P3"><text:span text:style-name="T6">of the lateness of comers, of their unnecessary converse,/ of their undisguised eagerness to leave the Synagogue,/ of their evident restlessness at being momentarily de-/-tained by the lecturer, and principally would I point/ out the inconsistency of Israelites, who attend worship/ during eleven months after having met with an irre-/-parable loss, but who at the expiration of that period/ keep </text:span><text:span text:style-name="T4">entirely</text:span><text:span text:style-name="T6"> determinedly aloof, save perhaps at very distant intervals./ <text:s/>But I forbear, because it is as distasteful to me/ to upbraid, as it must be disagreeable to my/ hearers to listen to reproaches. <text:s/>Instead of remonstran-/-ces, let friendly entreaties, induce a demeanour more/ in accord with our obligations as conservative Jews, more/ in consonance with the sanctity of this oracle of our/ Lord, visiting it early, and remaining </text:span><text:span text:style-name="T4">therein</text:span><text:span text:style-name="T6"> therein devotion-/-ally. <text:s/>And to my brethren who observe the year/ of mourning, </text:span><text:soft-page-break/><text:span text:style-name="T6">I am enjoined to say, in the name of/ our ancient teachers [Hebrew], a child can enhance/ his parents' joys above. <text:s/>Together with invocations and praises/ to God, actions must prove that the memorial of the de-/</text:span><text:span text:style-name="T4">partes</text:span><text:span text:style-name="T6"> -ceased lives in our hearts. <text:s/>Charity to the needy, sympathy/ with the sufferers, and forgiveness towards offenders, while/ ennobling our lives, are a sweet savor to the soul of the depart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7T10:06:38.57</meta:creation-date>
    <meta:document-statistic meta:table-count="0" meta:image-count="0" meta:object-count="0" meta:page-count="5" meta:paragraph-count="86" meta:word-count="1755" meta:character-count="11017"/>
    <dc:date>2012-08-27T11:24:31.71</dc:date>
    <dc:creator>Penn Libraries</dc:creator>
    <meta:editing-duration>PT00H13M48S</meta:editing-duration>
    <meta:editing-cycles>1</meta:editing-cycles>
    <meta:generator>OpenOffice.org/3.2$Win32 OpenOffice.org_project/320m12$Build-9483</meta:generator>
  </office:meta>
</office:document-meta>
</file>